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3673" officeooo:paragraph-rsid="001b3673"/>
    </style:style>
    <style:style style:name="P2" style:family="paragraph" style:parent-style-name="Standard" style:list-style-name="L1">
      <style:text-properties officeooo:rsid="001b3673" officeooo:paragraph-rsid="001b3673"/>
    </style:style>
    <style:style style:name="P3" style:family="paragraph" style:parent-style-name="Standard" style:list-style-name="L1">
      <style:text-properties officeooo:rsid="001cb1b4" officeooo:paragraph-rsid="001cb1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’optimisation</text:p>
      <text:p text:style-name="P1"/>
      <text:p text:style-name="P1">Stie web : la chouette agence.</text:p>
      <text:p text:style-name="P1"/>
      <text:p text:style-name="P1">Objectif : améliorer le référencement le SEO et l’accessibilité du site.</text:p>
      <text:p text:style-name="P1"/>
      <text:p text:style-name="P1">Points optimisés :</text:p>
      <text:p text:style-name="P1"/>
      <text:list xml:id="list763384049" text:style-name="L1">
        <text:list-item>
          <text:p text:style-name="P2">Ajout de la balise meta robot.</text:p>
        </text:list-item>
        <text:list-item>
          <text:p text:style-name="P2">Ajout de la balise title.</text:p>
        </text:list-item>
        <text:list-item>
          <text:p text:style-name="P2">Ajout de la balise meta description.</text:p>
        </text:list-item>
        <text:list-item>
          <text:p text:style-name="P2">Suppression des div class= « keyword ».</text:p>
        </text:list-item>
        <text:list-item>
          <text:p text:style-name="P2">Suppression des liens sans rapport avec le site.</text:p>
        </text:list-item>
        <text:list-item>
          <text:p text:style-name="P2">Modification du format des images, certains formats n’étaient pas adapté ou obsolète.</text:p>
        </text:list-item>
        <text:list-item>
          <text:p text:style-name="P2">Compression des images afin de réduire leur poids.</text:p>
        </text:list-item>
        <text:list-item>
          <text:p text:style-name="P2">Remplacement des images ne contenant que du texte par de simple balise p.</text:p>
        </text:list-item>
        <text:list-item>
          <text:p text:style-name="P3">Minification des fichiers javascript et css.</text:p>
        </text:list-item>
        <text:list-item>
          <text:p text:style-name="P3">Mise en place de la compression coté serveur.</text:p>
        </text:list-item>
        <text:list-item>
          <text:p text:style-name="P3">Mise en place du cache navigateur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1T14:44:23.444000000</meta:creation-date>
    <dc:date>2021-08-11T15:04:50.166000000</dc:date>
    <meta:editing-duration>PT3M39S</meta:editing-duration>
    <meta:editing-cycles>1</meta:editing-cycles>
    <meta:document-statistic meta:table-count="0" meta:image-count="0" meta:object-count="0" meta:page-count="1" meta:paragraph-count="15" meta:word-count="118" meta:character-count="662" meta:non-whitespace-character-count="570"/>
    <meta:generator>LibreOffice/7.0.6.2$Windows_X86_64 LibreOffice_project/144abb84a525d8e30c9dbbefa69cbbf2d8d4ae3b</meta:generator>
  </office:meta>
</office:document-meta>
</file>